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1.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default-cell-style-name="ce7"/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style-name="Default"/>
          <table:table-cell table:style-name="ce4" office:value-type="string">
            <text:p>LT Todo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2">
          <table:table-cell table:style-name="ce1"/>
          <table:table-cell table:style-name="ce5" office:value-type="string">
            <text:p>Feature</text:p>
          </table:table-cell>
          <table:table-cell table:style-name="ce5" office:value-type="string">
            <text:p>Task</text:p>
          </table:table-cell>
          <table:table-cell table:style-name="ce5" office:value-type="string">
            <text:p>Priority (1-3)</text:p>
          </table:table-cell>
          <table:table-cell table:style-name="ce5" office:value-type="string">
            <text:p>Orig Est</text:p>
          </table:table-cell>
          <table:table-cell table:style-name="ce5" office:value-type="string">
            <text:p>Curr Est</text:p>
          </table:table-cell>
          <table:table-cell table:style-name="ce5" office:value-type="string">
            <text:p>Elapsed</text:p>
          </table:table-cell>
          <table:table-cell table:style-name="ce5" office:value-type="string">
            <text:p>Rema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got Passwor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5]-[.G5]"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ont Page</text:p>
          </table:table-cell>
          <table:table-cell office:value-type="string">
            <text:p>Carrosell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6]-[.G6]"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dEvent</text:p>
          </table:table-cell>
          <table:table-cell office:value-type="string">
            <text:p>Link – Autofill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F7]-[.G7]"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Event</text:p>
          </table:table-cell>
          <table:table-cell office:value-type="string">
            <text:p>Side Pane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8]-[.G8]"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ditEven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9]-[.G9]"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egister</text:p>
          </table:table-cell>
          <table:table-cell office:value-type="string">
            <text:p>Duplicate Username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F10]-[.G10]"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alysis</text:p>
          </table:table-cell>
          <table:table-cell office:value-type="string">
            <text:p>Timeline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F11]-[.G11]" office:value-type="float" office:value="4">
            <text:p>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Event</text:p>
          </table:table-cell>
          <table:table-cell office:value-type="string">
            <text:p>Datetime picker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F12]-[.G12]"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imeline</text:p>
          </table:table-cell>
          <table:table-cell office:value-type="string">
            <text:p>Dynamic Add Even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F13]-[.G13]"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/>
          <table:table-cell/>
          <table:table-cell office:value-type="float" office:value="0">
            <text:p>0</text:p>
          </table:table-cell>
          <table:table-cell table:formula="of:=[.F14]-[.G14]" office:value-type="float" office:value="0">
            <text:p>0</text:p>
          </table:table-cell>
        </table:table-row>
        <table:table-row table:style-name="ro2">
          <table:table-cell table:style-name="ce3"/>
          <table:table-cell table:style-name="ce6" table:number-columns-repeated="5"/>
          <table:table-cell table:style-name="ce6" office:value-type="string">
            <text:p>Total</text:p>
          </table:table-cell>
          <table:table-cell table:style-name="ce8" table:formula="of:=SUM([.H5:.H14])" office:value-type="float" office:value="28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6:09:13</meta:creation-date>
    <dc:date>2013-05-15T16:22:46</dc:date>
    <meta:editing-duration>P0D</meta:editing-duration>
    <meta:editing-cycles>1</meta:editing-cycles>
    <meta:document-statistic meta:table-count="1" meta:cell-count="84" meta:object-count="0"/>
    <meta:generator>LibreOffice/4.0.2.2$Linux_X86_64 LibreOffice_project/400m0$Build-2</meta:generator>
  </office:meta>
</office:document-meta>
</file>